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59405" officeooo:paragraph-rsid="00259405" style:font-weight-asian="bold" style:font-weight-complex="bold"/>
    </style:style>
    <style:style style:name="P2" style:family="paragraph" style:parent-style-name="Standard">
      <style:text-properties fo:language="zxx" fo:country="none" officeooo:rsid="001f4812" officeooo:paragraph-rsid="001f4812" style:language-asian="zxx" style:country-asian="none" style:language-complex="zxx" style:country-complex="none"/>
    </style:style>
    <style:style style:name="P3" style:family="paragraph" style:parent-style-name="Standard">
      <style:paragraph-properties fo:text-align="end" style:justify-single-word="false"/>
      <style:text-properties fo:language="zxx" fo:country="none" officeooo:rsid="001f4812" officeooo:paragraph-rsid="001f4812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fo:font-weight="bold" officeooo:rsid="00227c65" officeooo:paragraph-rsid="00227c65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fo:font-weight="bold" officeooo:rsid="003bdf25" officeooo:paragraph-rsid="003f9183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fo:font-weight="bold" officeooo:rsid="003bdf25" officeooo:paragraph-rsid="00455b31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zxx" fo:country="none" fo:font-weight="bold" officeooo:rsid="003f9183" officeooo:paragraph-rsid="003f9183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fo:language="zxx" fo:country="none" fo:font-weight="bold" officeooo:rsid="003f9183" officeooo:paragraph-rsid="0066c51d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fo:language="zxx" fo:country="none" fo:font-weight="bold" officeooo:rsid="00498158" officeooo:paragraph-rsid="00498158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fo:language="zxx" fo:country="none" fo:font-style="normal" fo:font-weight="normal" officeooo:rsid="00318f77" officeooo:paragraph-rsid="00318f7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1" style:family="paragraph" style:parent-style-name="Standard">
      <style:text-properties fo:language="zxx" fo:country="none" fo:font-style="normal" fo:font-weight="normal" officeooo:rsid="0037f218" officeooo:paragraph-rsid="0037f21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2" style:family="paragraph" style:parent-style-name="Standard">
      <style:text-properties fo:language="zxx" fo:country="none" fo:font-style="normal" fo:font-weight="normal" officeooo:rsid="003479f9" officeooo:paragraph-rsid="00318f7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3" style:family="paragraph" style:parent-style-name="Standard">
      <style:text-properties fo:language="zxx" fo:country="none" fo:font-style="normal" fo:font-weight="normal" officeooo:rsid="0041cc76" officeooo:paragraph-rsid="0041cc2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4" style:family="paragraph" style:parent-style-name="Standard">
      <style:text-properties fo:language="zxx" fo:country="none" fo:font-style="normal" fo:font-weight="normal" officeooo:rsid="0049b87a" officeooo:paragraph-rsid="0049b87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5" style:family="paragraph" style:parent-style-name="Standard">
      <style:text-properties fo:language="zxx" fo:country="none" fo:font-style="normal" fo:font-weight="normal" officeooo:rsid="004e4b32" officeooo:paragraph-rsid="004e4b3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6" style:family="paragraph" style:parent-style-name="Standard">
      <style:text-properties fo:language="zxx" fo:country="none" fo:font-style="normal" fo:font-weight="normal" officeooo:rsid="005b5f8b" officeooo:paragraph-rsid="005b5f8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7" style:family="paragraph" style:parent-style-name="Standard">
      <style:text-properties fo:language="zxx" fo:country="none" fo:font-style="normal" fo:font-weight="normal" officeooo:rsid="005818bc" officeooo:paragraph-rsid="00553a5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8" style:family="paragraph" style:parent-style-name="Standard">
      <style:text-properties fo:language="zxx" fo:country="none" fo:font-style="normal" fo:font-weight="normal" officeooo:rsid="005fdb63" officeooo:paragraph-rsid="005fdb6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9" style:family="paragraph" style:parent-style-name="Standard">
      <style:text-properties fo:language="zxx" fo:country="none" fo:font-style="normal" fo:font-weight="normal" officeooo:rsid="00625114" officeooo:paragraph-rsid="0062511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0" style:family="paragraph" style:parent-style-name="Standard">
      <style:text-properties fo:language="zxx" fo:country="none" fo:font-style="normal" fo:font-weight="normal" officeooo:rsid="00758255" officeooo:paragraph-rsid="0075825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1" style:family="paragraph" style:parent-style-name="Standard">
      <style:text-properties fo:language="zxx" fo:country="none" fo:font-weight="normal" officeooo:rsid="0049b87a" officeooo:paragraph-rsid="0049b87a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text-properties fo:language="zxx" fo:country="none" fo:font-weight="normal" officeooo:rsid="00455b31" officeooo:paragraph-rsid="00455b31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text-properties fo:language="zxx" fo:country="none" fo:font-weight="normal" officeooo:rsid="004dd56d" officeooo:paragraph-rsid="004dd56d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text-properties fo:language="zxx" fo:country="none" fo:font-weight="normal" officeooo:rsid="005b5f8b" officeooo:paragraph-rsid="005b5f8b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text-properties fo:language="zxx" fo:country="none" fo:font-weight="normal" officeooo:rsid="006f1ee7" officeooo:paragraph-rsid="006f1ee7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text-properties fo:language="zxx" fo:country="none" fo:font-weight="normal" officeooo:rsid="006f53f6" officeooo:paragraph-rsid="006f53f6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text-properties fo:language="zxx" fo:country="none" fo:font-weight="normal" officeooo:rsid="007c470c" officeooo:paragraph-rsid="007c470c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text-properties fo:language="zxx" fo:country="none" fo:font-style="italic" fo:font-weight="normal" officeooo:rsid="00553a58" officeooo:paragraph-rsid="00553a5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9" style:family="paragraph" style:parent-style-name="Standard">
      <style:text-properties fo:language="zxx" fo:country="none" fo:font-style="italic" fo:font-weight="normal" officeooo:rsid="0060e606" officeooo:paragraph-rsid="0060e60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0" style:family="paragraph" style:parent-style-name="Standard">
      <style:text-properties officeooo:paragraph-rsid="00227c65"/>
    </style:style>
    <style:style style:name="P31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f4812" officeooo:paragraph-rsid="001f481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Standard">
      <style:text-properties officeooo:paragraph-rsid="002b2274"/>
    </style:style>
    <style:style style:name="P33" style:family="paragraph" style:parent-style-name="Standard">
      <style:text-properties officeooo:rsid="002f5451" officeooo:paragraph-rsid="00318f77"/>
    </style:style>
    <style:style style:name="P34" style:family="paragraph" style:parent-style-name="Standard">
      <style:text-properties officeooo:rsid="0035d452" officeooo:paragraph-rsid="0035d452"/>
    </style:style>
    <style:style style:name="P35" style:family="paragraph" style:parent-style-name="Standard">
      <style:text-properties officeooo:rsid="0037f218" officeooo:paragraph-rsid="0037f218"/>
    </style:style>
    <style:style style:name="P36" style:family="paragraph" style:parent-style-name="Standard">
      <style:text-properties officeooo:rsid="003b12e2" officeooo:paragraph-rsid="003b12e2"/>
    </style:style>
    <style:style style:name="P37" style:family="paragraph" style:parent-style-name="Standard">
      <style:text-properties officeooo:rsid="00318f77" officeooo:paragraph-rsid="00318f77"/>
    </style:style>
    <style:style style:name="P38" style:family="paragraph" style:parent-style-name="Standard">
      <style:text-properties officeooo:rsid="0041cc26" officeooo:paragraph-rsid="0041cc26"/>
    </style:style>
    <style:style style:name="P39" style:family="paragraph" style:parent-style-name="Standard">
      <style:text-properties officeooo:rsid="0049333b" officeooo:paragraph-rsid="0049333b"/>
    </style:style>
    <style:style style:name="P40" style:family="paragraph" style:parent-style-name="Standard">
      <style:text-properties fo:font-style="normal" officeooo:rsid="007111e6" officeooo:paragraph-rsid="007111e6" style:font-style-asian="normal" style:font-style-complex="normal"/>
    </style:style>
    <style:style style:name="P41" style:family="paragraph" style:parent-style-name="Standard" style:list-style-name="L1">
      <style:text-properties fo:language="zxx" fo:country="none" fo:font-weight="normal" officeooo:rsid="00227c65" officeooo:paragraph-rsid="00227c65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Standard" style:list-style-name="L1">
      <style:text-properties fo:language="zxx" fo:country="none" fo:font-weight="normal" officeooo:rsid="0040188f" officeooo:paragraph-rsid="0040188f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Standard" style:list-style-name="L1">
      <style:text-properties fo:language="zxx" fo:country="none" fo:font-weight="normal" officeooo:rsid="003f7c13" officeooo:paragraph-rsid="003f7c13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Standard" style:list-style-name="L1">
      <style:text-properties fo:language="zxx" fo:country="none" fo:font-weight="normal" officeooo:rsid="00431600" officeooo:paragraph-rsid="00431600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Standard" style:list-style-name="L1">
      <style:text-properties fo:language="zxx" fo:country="none" fo:font-weight="normal" officeooo:rsid="003b12e2" officeooo:paragraph-rsid="003b12e2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Standard" style:list-style-name="L1">
      <style:text-properties fo:language="zxx" fo:country="none" fo:font-weight="normal" officeooo:rsid="00498158" officeooo:paragraph-rsid="00498158" style:language-asian="zxx" style:country-asian="none" style:font-weight-asian="normal" style:language-complex="zxx" style:country-complex="none" style:font-weight-complex="normal"/>
    </style:style>
    <style:style style:name="P47" style:family="paragraph" style:parent-style-name="Standard" style:list-style-name="L10">
      <style:text-properties fo:language="zxx" fo:country="none" fo:font-weight="normal" officeooo:rsid="0089e9a1" officeooo:paragraph-rsid="0089e9a1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Standard" style:list-style-name="L10">
      <style:text-properties fo:language="zxx" fo:country="none" fo:font-weight="normal" officeooo:rsid="008c4bae" officeooo:paragraph-rsid="008c4bae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>
      <style:text-properties fo:language="zxx" fo:country="none" fo:font-style="italic" fo:font-weight="normal" officeooo:rsid="003479f9" officeooo:paragraph-rsid="0041cc2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0" style:family="paragraph" style:parent-style-name="Standard" style:list-style-name="L2">
      <style:text-properties fo:language="zxx" fo:country="none" fo:font-style="italic" fo:font-weight="normal" officeooo:rsid="0049b87a" officeooo:paragraph-rsid="0049b87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1" style:family="paragraph" style:parent-style-name="Standard" style:list-style-name="L3">
      <style:text-properties fo:language="zxx" fo:country="none" fo:font-style="italic" fo:font-weight="normal" officeooo:rsid="0051f539" officeooo:paragraph-rsid="0051f53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2" style:family="paragraph" style:parent-style-name="Standard" style:list-style-name="L4">
      <style:text-properties fo:language="zxx" fo:country="none" fo:font-style="italic" fo:font-weight="normal" officeooo:rsid="005b5f8b" officeooo:paragraph-rsid="005b5f8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3" style:family="paragraph" style:parent-style-name="Standard" style:list-style-name="L6">
      <style:text-properties fo:language="zxx" fo:country="none" fo:font-style="italic" fo:font-weight="normal" officeooo:rsid="0060e606" officeooo:paragraph-rsid="0060e60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4" style:family="paragraph" style:parent-style-name="Standard" style:list-style-name="L5">
      <style:text-properties fo:language="zxx" fo:country="none" fo:font-style="normal" fo:font-weight="normal" officeooo:rsid="005d40ed" officeooo:paragraph-rsid="005d40e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5" style:family="paragraph" style:parent-style-name="Standard" style:list-style-name="L7">
      <style:text-properties fo:language="zxx" fo:country="none" fo:font-style="normal" fo:font-weight="normal" officeooo:rsid="00625114" officeooo:paragraph-rsid="0062511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6" style:family="paragraph" style:parent-style-name="Standard" style:list-style-name="L7">
      <style:text-properties fo:language="zxx" fo:country="none" fo:font-style="normal" fo:font-weight="normal" officeooo:rsid="006427cb" officeooo:paragraph-rsid="006427c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7" style:family="paragraph" style:parent-style-name="Standard" style:list-style-name="L7">
      <style:text-properties fo:language="zxx" fo:country="none" fo:font-style="normal" fo:font-weight="normal" officeooo:rsid="0064f642" officeooo:paragraph-rsid="0066c51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8" style:family="paragraph" style:parent-style-name="Standard" style:list-style-name="L7">
      <style:text-properties fo:language="zxx" fo:country="none" fo:font-style="normal" fo:font-weight="normal" officeooo:rsid="006d2878" officeooo:paragraph-rsid="006d287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9" style:family="paragraph" style:parent-style-name="Standard" style:list-style-name="L7">
      <style:text-properties fo:language="zxx" fo:country="none" fo:font-style="normal" fo:font-weight="normal" officeooo:rsid="006c4bda" officeooo:paragraph-rsid="006c4bd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0" style:family="paragraph" style:parent-style-name="Standard">
      <style:text-properties fo:language="zxx" fo:country="none" fo:font-style="normal" fo:font-weight="normal" officeooo:rsid="008027fc" officeooo:paragraph-rsid="007c470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1" style:family="paragraph" style:parent-style-name="Standard" style:list-style-name="L8">
      <style:text-properties fo:language="zxx" fo:country="none" fo:font-style="normal" fo:font-weight="normal" officeooo:rsid="0083b9a8" officeooo:paragraph-rsid="0083b9a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2" style:family="paragraph" style:parent-style-name="Standard" style:list-style-name="L9">
      <style:text-properties fo:language="zxx" fo:country="none" fo:font-style="normal" fo:font-weight="normal" officeooo:rsid="002748a8" officeooo:paragraph-rsid="002748a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3" style:family="paragraph" style:parent-style-name="Standard" style:list-style-name="L8">
      <style:text-properties fo:language="zxx" fo:country="none" fo:font-style="normal" fo:font-weight="normal" officeooo:rsid="00889c5f" officeooo:paragraph-rsid="00889c5f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4" style:family="paragraph" style:parent-style-name="Standard">
      <style:text-properties fo:language="zxx" fo:country="none" fo:font-weight="bold" officeooo:rsid="003f9183" officeooo:paragraph-rsid="003f9183" style:language-asian="zxx" style:country-asian="none" style:font-weight-asian="bold" style:language-complex="zxx" style:country-complex="none" style:font-weight-complex="bold"/>
    </style:style>
    <style:style style:name="P65" style:family="paragraph" style:parent-style-name="Standard">
      <style:text-properties fo:language="zxx" fo:country="none" fo:font-weight="bold" officeooo:rsid="003bdf25" officeooo:paragraph-rsid="003f9183" style:language-asian="zxx" style:country-asian="none" style:font-weight-asian="bold" style:language-complex="zxx" style:country-complex="none" style:font-weight-complex="bold"/>
    </style:style>
    <style:style style:name="P66" style:family="paragraph" style:parent-style-name="Standard">
      <style:text-properties fo:language="zxx" fo:country="none" fo:font-weight="bold" officeooo:rsid="0089e9a1" officeooo:paragraph-rsid="0089e9a1" style:language-asian="zxx" style:country-asian="none" style:font-weight-asian="bold" style:language-complex="zxx" style:country-complex="none" style:font-weight-complex="bold"/>
    </style:style>
    <style:style style:name="P67" style:family="paragraph" style:parent-style-name="Standard" style:list-style-name="L5">
      <style:text-properties officeooo:paragraph-rsid="005b5f8b"/>
    </style:style>
    <style:style style:name="P68" style:family="paragraph" style:parent-style-name="Standard" style:list-style-name="L5">
      <style:text-properties officeooo:rsid="005d40ed" officeooo:paragraph-rsid="005d40ed"/>
    </style:style>
    <style:style style:name="P69" style:family="paragraph" style:parent-style-name="Standard" style:list-style-name="L7">
      <style:text-properties officeooo:paragraph-rsid="0066c51d"/>
    </style:style>
    <style:style style:name="P70" style:family="paragraph" style:parent-style-name="Standard" style:list-style-name="L7">
      <style:text-properties officeooo:rsid="0066c51d" officeooo:paragraph-rsid="0066c51d"/>
    </style:style>
    <style:style style:name="P71" style:family="paragraph" style:parent-style-name="Standard" style:list-style-name="L9">
      <style:text-properties fo:font-weight="normal" officeooo:rsid="00259405" officeooo:paragraph-rsid="00259405" style:font-weight-asian="normal" style:font-weight-complex="normal"/>
    </style:style>
    <style:style style:name="P72" style:family="paragraph" style:parent-style-name="Standard">
      <style:text-properties fo:font-weight="bold" officeooo:rsid="00259405" officeooo:paragraph-rsid="00259405" style:font-weight-asian="bold" style:font-weight-complex="bold"/>
    </style:style>
    <style:style style:name="T1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" style:family="text">
      <style:text-properties fo:language="zxx" fo:country="none" fo:font-weight="normal" officeooo:rsid="00227c65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fo:language="zxx" fo:country="none" fo:font-weight="normal" officeooo:rsid="0024265e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language="zxx" fo:country="none" fo:font-weight="normal" officeooo:rsid="00244572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language="zxx" fo:country="none" fo:font-weight="normal" officeooo:rsid="0028d522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language="zxx" fo:country="none" fo:font-weight="normal" officeooo:rsid="002a1e34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fo:font-weight="normal" officeooo:rsid="003479f9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zxx" fo:country="none" fo:font-weight="normal" officeooo:rsid="007f5a84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language="zxx" fo:country="none" officeooo:rsid="00227c65" style:language-asian="zxx" style:country-asian="none" style:language-complex="zxx" style:country-complex="none"/>
    </style:style>
    <style:style style:name="T11" style:family="text">
      <style:text-properties fo:language="zxx" fo:country="none" officeooo:rsid="008c4bae" style:language-asian="zxx" style:country-asian="none" style:language-complex="zxx" style:country-complex="none"/>
    </style:style>
    <style:style style:name="T12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3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4" style:family="text">
      <style:text-properties fo:language="zxx" fo:country="none" fo:font-style="italic" fo:font-weight="normal" officeooo:rsid="002a1e34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5" style:family="text">
      <style:text-properties fo:language="zxx" fo:country="none" fo:font-style="italic" fo:font-weight="normal" officeooo:rsid="002cfc4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6" style:family="text">
      <style:text-properties fo:language="zxx" fo:country="none" fo:font-style="italic" fo:font-weight="normal" officeooo:rsid="005b5f8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7" style:family="text">
      <style:text-properties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8" style:family="text">
      <style:text-properties fo:language="zxx" fo:country="none" fo:font-style="normal" fo:font-weight="normal" officeooo:rsid="002a1e3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9" style:family="text">
      <style:text-properties fo:language="zxx" fo:country="none" fo:font-style="normal" fo:font-weight="normal" officeooo:rsid="002cfc4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0" style:family="text">
      <style:text-properties fo:language="zxx" fo:country="none" fo:font-style="normal" fo:font-weight="normal" officeooo:rsid="002fc81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1" style:family="text">
      <style:text-properties fo:language="zxx" fo:country="none" fo:font-style="normal" fo:font-weight="normal" officeooo:rsid="003019b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2" style:family="text">
      <style:text-properties fo:language="zxx" fo:country="none" fo:font-style="normal" fo:font-weight="normal" officeooo:rsid="0032c2b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3" style:family="text">
      <style:text-properties fo:language="zxx" fo:country="none" fo:font-style="normal" fo:font-weight="normal" officeooo:rsid="003479f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4" style:family="text">
      <style:text-properties fo:language="zxx" fo:country="none" fo:font-style="normal" fo:font-weight="normal" officeooo:rsid="0034d1f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5" style:family="text">
      <style:text-properties fo:language="zxx" fo:country="none" fo:font-style="normal" fo:font-weight="normal" officeooo:rsid="00369bd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6" style:family="text">
      <style:text-properties fo:language="zxx" fo:country="none" fo:font-style="normal" fo:font-weight="normal" officeooo:rsid="0039fc0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7" style:family="text">
      <style:text-properties fo:language="zxx" fo:country="none" fo:font-style="normal" fo:font-weight="normal" officeooo:rsid="0041cc7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8" style:family="text">
      <style:text-properties fo:language="zxx" fo:country="none" fo:font-style="normal" fo:font-weight="normal" officeooo:rsid="005b5f8b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9" style:family="text">
      <style:text-properties fo:language="zxx" fo:country="none" fo:font-style="normal" fo:font-weight="normal" officeooo:rsid="0064f64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0" style:family="text">
      <style:text-properties fo:language="zxx" fo:country="none" fo:font-style="normal" fo:font-weight="normal" officeooo:rsid="0066c51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1" style:family="text">
      <style:text-properties fo:language="zxx" fo:country="none" fo:font-style="normal" fo:font-weight="normal" officeooo:rsid="0069f44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2" style:family="text">
      <style:text-properties fo:language="zxx" fo:country="none" fo:font-style="normal" fo:font-weight="normal" officeooo:rsid="006d5df7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3" style:family="text">
      <style:text-properties officeooo:rsid="004088e6"/>
    </style:style>
    <style:style style:name="T34" style:family="text">
      <style:text-properties officeooo:rsid="00431600"/>
    </style:style>
    <style:style style:name="T35" style:family="text">
      <style:text-properties officeooo:rsid="00436a04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6f53f6" style:font-style-asian="italic" style:font-style-complex="italic"/>
    </style:style>
    <style:style style:name="T38" style:family="text">
      <style:text-properties fo:font-style="italic" officeooo:rsid="00758255" style:font-style-asian="italic" style:font-style-complex="italic"/>
    </style:style>
    <style:style style:name="T39" style:family="text">
      <style:text-properties fo:font-style="italic" officeooo:rsid="0078dbd8" style:font-style-asian="italic" style:font-style-complex="italic"/>
    </style:style>
    <style:style style:name="T40" style:family="text">
      <style:text-properties fo:font-style="italic" officeooo:rsid="008b59bf" style:font-style-asian="italic" style:font-style-complex="italic"/>
    </style:style>
    <style:style style:name="T41" style:family="text">
      <style:text-properties fo:font-style="italic" officeooo:rsid="008cc23d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4a4e6b" style:font-style-asian="normal" style:font-style-complex="normal"/>
    </style:style>
    <style:style style:name="T44" style:family="text">
      <style:text-properties fo:font-style="normal" officeooo:rsid="00535bb1" style:font-style-asian="normal" style:font-style-complex="normal"/>
    </style:style>
    <style:style style:name="T45" style:family="text">
      <style:text-properties fo:font-style="normal" officeooo:rsid="005818bc" style:font-style-asian="normal" style:font-style-complex="normal"/>
    </style:style>
    <style:style style:name="T46" style:family="text">
      <style:text-properties fo:font-style="normal" officeooo:rsid="0059e9c9" style:font-style-asian="normal" style:font-style-complex="normal"/>
    </style:style>
    <style:style style:name="T47" style:family="text">
      <style:text-properties fo:font-style="normal" officeooo:rsid="00758255" style:font-style-asian="normal" style:font-style-complex="normal"/>
    </style:style>
    <style:style style:name="T48" style:family="text">
      <style:text-properties fo:font-style="normal" officeooo:rsid="007cf416" style:font-style-asian="normal" style:font-style-complex="normal"/>
    </style:style>
    <style:style style:name="T49" style:family="text">
      <style:text-properties fo:font-style="normal" officeooo:rsid="007e7fbf" style:font-style-asian="normal" style:font-style-complex="normal"/>
    </style:style>
    <style:style style:name="T50" style:family="text">
      <style:text-properties fo:font-style="normal" officeooo:rsid="008027fc" style:font-style-asian="normal" style:font-style-complex="normal"/>
    </style:style>
    <style:style style:name="T51" style:family="text">
      <style:text-properties fo:font-style="normal" officeooo:rsid="008a84a2" style:font-style-asian="normal" style:font-style-complex="normal"/>
    </style:style>
    <style:style style:name="T52" style:family="text">
      <style:text-properties fo:font-style="normal" officeooo:rsid="008b59bf" style:font-style-asian="normal" style:font-style-complex="normal"/>
    </style:style>
    <style:style style:name="T53" style:family="text">
      <style:text-properties fo:font-style="normal" officeooo:rsid="008cc23d" style:font-style-asian="normal" style:font-style-complex="normal"/>
    </style:style>
    <style:style style:name="T54" style:family="text">
      <style:text-properties officeooo:rsid="004cd1da"/>
    </style:style>
    <style:style style:name="T55" style:family="text">
      <style:text-properties officeooo:rsid="004fc24f"/>
    </style:style>
    <style:style style:name="T56" style:family="text">
      <style:text-properties officeooo:rsid="0051f539"/>
    </style:style>
    <style:style style:name="T57" style:family="text">
      <style:text-properties officeooo:rsid="005f87ac"/>
    </style:style>
    <style:style style:name="T58" style:family="text">
      <style:text-properties officeooo:rsid="0060e606"/>
    </style:style>
    <style:style style:name="T59" style:family="text">
      <style:text-properties officeooo:rsid="006f53f6"/>
    </style:style>
    <style:style style:name="T60" style:family="text">
      <style:text-properties officeooo:rsid="00727a83"/>
    </style:style>
    <style:style style:name="T61" style:family="text">
      <style:text-properties officeooo:rsid="0073f795"/>
    </style:style>
    <style:style style:name="T62" style:family="text">
      <style:text-properties officeooo:rsid="00758255"/>
    </style:style>
    <style:style style:name="T63" style:family="text">
      <style:text-properties officeooo:rsid="0078dbd8"/>
    </style:style>
    <style:style style:name="T64" style:family="text">
      <style:text-properties officeooo:rsid="0083b9a8"/>
    </style:style>
    <style:style style:name="T65" style:family="text">
      <style:text-properties officeooo:rsid="0086f083"/>
    </style:style>
    <style:style style:name="T66" style:family="text">
      <style:text-properties officeooo:rsid="00891a5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ncin Tommaso<text:tab/><text:tab/><text:tab/><text:tab/><text:tab/><text:tab/><text:tab/><text:tab/> <text:s text:c="11"/><text:span text:style-name="T54">Matricola: </text:span>890558</text:p>
      <text:p text:style-name="P2"/>
      <text:p text:style-name="P31">SVILUPPO PROGETTO</text:p>
      <text:p text:style-name="P30"><text:span text:style-name="T2">Il progetto è stato diviso in vari problemi </text:span><text:span text:style-name="T3">di difficoltà minore</text:span><text:span text:style-name="T2">:</text:span></text:p>
      <text:list xml:id="list2406948205" text:style-name="L1">
        <text:list-item>
          <text:p text:style-name="P41">Definizione tipi e strutture</text:p>
        </text:list-item>
        <text:list-item>
          <text:p text:style-name="P42">Visualizzare il campo di gioco</text:p>
        </text:list-item>
        <text:list-item>
          <text:p text:style-name="P43">Allocazione e deallocazione</text:p>
        </text:list-item>
        <text:list-item>
          <text:p text:style-name="P44">Mossa del giocatore</text:p>
        </text:list-item>
        <text:list-item>
          <text:p text:style-name="P45"><text:span text:style-name="T57">Aggiornamento</text:span> campo di gioco <text:span text:style-name="T57">e punteggi</text:span></text:p>
        </text:list-item>
        <text:list-item>
          <text:p text:style-name="P41">Creazione CPU e strategia associata</text:p>
        </text:list-item>
        <text:list-item>
          <text:p text:style-name="P46">Gestione partita</text:p>
          <text:p text:style-name="P41"/>
        </text:list-item>
      </text:list>
      <text:p text:style-name="P4">DEFINIZIONE TIPI E STRUTTURE</text:p>
      <text:p text:style-name="P32"><text:span text:style-name="T2">Il primo passo è stato definire l</text:span><text:span text:style-name="T4">e strutture dati necessarie per il </text:span><text:span text:style-name="T5">g</text:span><text:span text:style-name="T4">iocatore</text:span><text:span text:style-name="T2">:<text:line-break/></text:span><text:span text:style-name="T6">Per il campo di gioco la scelta è ricaduta su un </text:span><text:span text:style-name="T14">array flattened </text:span><text:span text:style-name="T18">allocato dinamicamente per permettere all'utente di giocare con campi di dimensione non standard (maggiori di 15x10), </text:span><text:span text:style-name="T19">durante lo sviluppo si è reso necessario un secondo </text:span><text:span text:style-name="T15">array flattened </text:span><text:span text:style-name="T25">di char</text:span><text:span text:style-name="T19">, </text:span><text:span text:style-name="T22">con le stesse dimensioni </text:span><text:span text:style-name="T25">e tipo</text:span><text:span text:style-name="T22"> del campo di gioco, </text:span><text:span text:style-name="T19">per implementare la visualizzazione a colori del campo di gioco.</text:span></text:p>
      <text:p text:style-name="P33"><text:span text:style-name="T19">I </text:span><text:span text:style-name="T17">vari campi necessari per </text:span><text:span text:style-name="T20">la board</text:span><text:span text:style-name="T17"> sono infine stati incapsulati in una </text:span><text:span text:style-name="T13">struct </text:span><text:span text:style-name="T17">per </text:span><text:span text:style-name="T21">semplificare</text:span><text:span text:style-name="T17"> lo sviluppo </text:span><text:span text:style-name="T21">delle altre sezioni</text:span><text:span text:style-name="T17">.</text:span></text:p>
      <text:p text:style-name="P10"/>
      <text:p text:style-name="P34"><text:span text:style-name="T17">Per quanto riguarda i tetramini, anche in questo caso, è stata utilizzata una </text:span><text:span text:style-name="T13">struct </text:span><text:span text:style-name="T17">per incapsulare i vari membri necessari per il corretto funzionamento.</text:span></text:p>
      <text:p text:style-name="P11">Ogni tetramino ha dimensione variabile per evitare di allocare memoria non necessaria.</text:p>
      <text:p text:style-name="P36"><text:span text:style-name="T17">La forma (di default) dei tetramini è stata salvata anche essa come </text:span><text:span text:style-name="T13">array flattened</text:span><text:span text:style-name="T17"> di </text:span><text:span text:style-name="T13">char</text:span><text:span text:style-name="T17">.</text:span></text:p>
      <text:p text:style-name="P35"><text:span text:style-name="T17">Inoltre, <text:s/>è </text:span><text:span text:style-name="T26">presente</text:span><text:span text:style-name="T17"> un carattere utilizzato per decidere quale colore associare ad ogni tetramino.</text:span></text:p>
      <text:p text:style-name="P37"><text:span text:style-name="T24">La logica </text:span><text:span text:style-name="T17">è stata salvata in un file a parte per </text:span><text:span text:style-name="T23">semplificare la fase di test delle varie funzioni.</text:span></text:p>
      <text:p text:style-name="P12"/>
      <text:p text:style-name="P40"><text:span text:style-name="T7">D</text:span><text:span text:style-name="T1">urante lo sviluppo, si è resa necessaria una </text:span><text:span text:style-name="T13">struct</text:span><text:span text:style-name="T1"> </text:span><text:span text:style-name="T8">(cpuMove) </text:span><text:span text:style-name="T1">per contenere la scelta della CPU su tetramino da usare, rotazione e colonna.</text:span></text:p>
      <text:p text:style-name="P49"/>
      <text:p text:style-name="P38"><text:span text:style-name="T23">È </text:span><text:span text:style-name="T17">presente infine un file "</text:span><text:span text:style-name="T27">di configurazione" dove è possibile modificare il carattere utilizzato per impostare un blocco (del tetramino e del campo) come pieno oppure vuoto.</text:span></text:p>
      <text:p text:style-name="P39"><text:span text:style-name="T27">N</text:span><text:span text:style-name="T17">ello stesso file inoltre sono presenti varie </text:span><text:span text:style-name="T13">ANSI Sequence </text:span><text:span text:style-name="T17">per permettere la visualizzazione dei colori da terminale.</text:span></text:p>
      <text:p text:style-name="P13"/>
      <text:p text:style-name="P5"><text:span text:style-name="T33">VISUALIZZARE </text:span>I<text:span text:style-name="T33">L</text:span> CAMP<text:span text:style-name="T33">O</text:span> DI GIOCO</text:p>
      <text:p text:style-name="P22">Per permettere la visualizzazione del campo di gioco è stata creata la funzione <text:span text:style-name="T36">printGame(...)</text:span><text:span text:style-name="T42"> dove i parametri sono i giocatori e una variabile per decidere o meno se stampare anche il campo del secondo giocatore (nel caso di partita single player sarebbe superfluo stampare il secondo campo).</text:span></text:p>
      <text:p text:style-name="P23"><text:span text:style-name="T42">È stata inoltre implementata la funzione </text:span><text:span text:style-name="T36">printPieceHint(...) </text:span><text:span text:style-name="T42">che mostra a terminale informazioni sui pezzi ancora utilizzabili e la loro quantità rimasta.</text:span></text:p>
      <text:p text:style-name="P6"/>
      <text:p text:style-name="P7">ALLOCAZIONE E DEALLOCAZIONE</text:p>
      <text:p text:style-name="P21">Per rendere trasparente al chiamante l'allocazione e deallocazione di memoria sono state create due funzioni apposite: </text:p>
      <text:list xml:id="list1016822599" text:style-name="L2">
        <text:list-item>
          <text:p text:style-name="P50">startGame(...)<text:line-break/><text:span text:style-name="T42">Questa funzione alloca la memoria necessaria per i campi di gioco e i tetramini.</text:span></text:p>
        </text:list-item>
        <text:list-item>
          <text:p text:style-name="P50">endGame(...)<text:line-break/><text:span text:style-name="T43">Dealloca la memoria utilizzata dai giocatori e dai tetramini, inoltre vengono stampati punteggi e eventuale vincitore (se multigiocatore).</text:span></text:p>
        </text:list-item>
      </text:list>
      <text:p text:style-name="P14"><text:soft-page-break/>Inoltre, durante la rotazione del tetramino, viene allocata (e successivamente deallocata) della memoria per facilitarne la rotazione.</text:p>
      <text:p text:style-name="P7">MOSSA <text:span text:style-name="T34">D</text:span><text:span text:style-name="T35">EL GIOCATORE</text:span></text:p>
      <text:p text:style-name="P15">All'inizio di ogni turno, <text:span text:style-name="T55">se non si è selezionata la modalità CPU vs CPU, </text:span>viene richiesto al giocatore corrispondente di selezionare pezzo, rotazione e colonna nella quale inserire il tetramino scelto. Tutto ciò viene effettuato nella funzione <text:span text:style-name="T36">getUserInput(...). </text:span><text:span text:style-name="T55">Successivamente, </text:span><text:span text:style-name="T56">questi valori verranno utilizzati rispettivamente in una delle due funzioni sottostanti:</text:span></text:p>
      <text:list xml:id="list4211075648" text:style-name="L3">
        <text:list-item>
          <text:p text:style-name="P51">singlePlayerTurn(...)<text:span text:style-name="T42"> </text:span><text:span text:style-name="T44">se la modalità selezionata è giocatore singolo</text:span></text:p>
        </text:list-item>
        <text:list-item>
          <text:p text:style-name="P51">multiPlayerTurn(...) <text:span text:style-name="T46">negli altri casi</text:span></text:p>
        </text:list-item>
      </text:list>
      <text:p text:style-name="P28"><text:span text:style-name="T44">E</text:span><text:span text:style-name="T42">ntrambe le funzioni sono </text:span>stub<text:span text:style-name="T42"> di </text:span>playerTurn(...)<text:span text:style-name="T42"> una funzione </text:span><text:span text:style-name="T45">utilizzata per effettuare il turno sia del singolo giocatore, sia nel caso multiplayer.</text:span></text:p>
      <text:p text:style-name="P17"/>
      <text:p text:style-name="P24">L'inserimento del tetramino nel campo di gioco è regolato da tre funzioni:</text:p>
      <text:list xml:id="list2701521393" text:style-name="L4">
        <text:list-item>
          <text:p text:style-name="P52">findFree(...)</text:p>
        </text:list-item>
        <text:list-item>
          <text:p text:style-name="P52">isLegalMove(...)</text:p>
        </text:list-item>
        <text:list-item>
          <text:p text:style-name="P52">insertPiece(...)</text:p>
        </text:list-item>
      </text:list>
      <text:p text:style-name="P16">In ordine:</text:p>
      <text:list xml:id="list2472085872" text:style-name="L5">
        <text:list-item>
          <text:p text:style-name="P67"><text:span text:style-name="T28">Inizialmente viene creata una </text:span><text:span text:style-name="T16">deep copy</text:span><text:span text:style-name="T28"> del tetramino passato in input per poterla eventualmente rotare senza modificare il tetramino originale.</text:span></text:p>
        </text:list-item>
        <text:list-item>
          <text:p text:style-name="P68"><text:span text:style-name="T28">R</text:span><text:span text:style-name="T17">uotato il tetramino (opzionale)</text:span></text:p>
        </text:list-item>
        <text:list-item>
          <text:p text:style-name="P54">Vengono controllati i limiti di altezza e larghezza per evitare di inserire pezzi non corretti / accedere a memoria non allocata.</text:p>
        </text:list-item>
        <text:list-item>
          <text:p text:style-name="P68"><text:span text:style-name="T17">Viene controllata ogni riga del campo di gioco per verificare se è possibile piazzare il tetramino partendo da quella riga. Alla prima riga non valida, la funzione modifica i parametri </text:span><text:span text:style-name="T13">freeRow </text:span><text:span text:style-name="T17">e </text:span><text:span text:style-name="T13">freeCol</text:span><text:span text:style-name="T17"> con gli ultimi valori "legali" per inserire un tetramino.</text:span></text:p>
        </text:list-item>
        <text:list-item>
          <text:p text:style-name="P54">Se tutti i controlli precedenti sono andati a buon fine, viene inserito il tetramino e successivamente viene decrementato il numero di tetramini disponibili per quella tipologia.</text:p>
        </text:list-item>
      </text:list>
      <text:p text:style-name="P7"/>
      <text:p text:style-name="P7">AGGIORNAMENTO CAMPO DI GIOCO <text:span text:style-name="T57">E PUNTEGGI</text:span></text:p>
      <text:p text:style-name="P18">Se l'inserimento del tetramino è andato a buon fine, allora <text:span text:style-name="T58">vengono eseguite in ordine le seguenti funzioni:</text:span></text:p>
      <text:list xml:id="list1557618729" text:style-name="L6">
        <text:list-item>
          <text:p text:style-name="P53">decreaseQty(...)</text:p>
        </text:list-item>
        <text:list-item>
          <text:p text:style-name="P53">removeRows(...)</text:p>
        </text:list-item>
        <text:list-item>
          <text:p text:style-name="P53">updateGame(...)</text:p>
        </text:list-item>
        <text:list-item>
          <text:p text:style-name="P53">flipRows(...) <text:span text:style-name="T42">(solo se multiplayer)</text:span></text:p>
        </text:list-item>
        <text:list-item>
          <text:p text:style-name="P53">updateScore(...) </text:p>
        </text:list-item>
      </text:list>
      <text:p text:style-name="P29"/>
      <text:p text:style-name="P19">In ordine:</text:p>
      <text:list xml:id="list3202400495" text:style-name="L7">
        <text:list-item>
          <text:p text:style-name="P55">Viene decrementato il numero di tetramini disponibili per quella tipologia </text:p>
        </text:list-item>
        <text:list-item>
          <text:p text:style-name="P56">Viene controllata ogni riga del campo di gioco e, se piena, viene eliminata.</text:p>
        </text:list-item>
        <text:list-item>
          <text:p text:style-name="P69"><text:span text:style-name="T29">Per ogni riga eliminata viene incrementata una variabile ausiliaria utilizzata per tre motivi:<text:line-break/>-Aggiornamento del punteggio </text:span><text:span text:style-name="T30">giocatore.</text:span></text:p>
          <text:p text:style-name="P57">-Inverte le ultime righe del campo di gioco avversario (se rispettate condizioni iniziali).</text:p>
          <text:p text:style-name="P57">-Aggiornamento punteggio per numero di righe eliminate.</text:p>
        </text:list-item>
        <text:list-item>
          <text:p text:style-name="P58">Se sono state eliminate delle righe, viene aggiornato il campo di gioco del giocatore che ha effettuato il turno sovrascrivendo il contenuto della riga attuale con quella precedente.</text:p>
        </text:list-item>
        <text:list-item>
          <text:p text:style-name="P70"><text:span text:style-name="T29">S</text:span><text:span text:style-name="T17">e sono state rispettate le condizioni </text:span><text:span text:style-name="T31">necessarie</text:span><text:span text:style-name="T17">, vengono invertite le ultime righe del campo di gioco avversario </text:span><text:span text:style-name="T32">(ovverosia se il campo di gioco in una casella era vuota, dal turno successivo quella casella conterrà un pezzo di tetramino)</text:span><text:span text:style-name="T17">.</text:span></text:p>
        </text:list-item>
        <text:list-item>
          <text:p text:style-name="P59">Viene aggiornato il punteggio con valori definiti da progetto.</text:p>
        </text:list-item>
      </text:list>
      <text:p text:style-name="P8"/>
      <text:p text:style-name="P7"/>
      <text:p text:style-name="P7"><text:soft-page-break/>CPU E STRATEGIA</text:p>
      <text:p text:style-name="P25">Per quanto riguarda la strategia della CPU, è stata implementata una strategia "<text:span text:style-name="T61">semi-</text:span>casuale" <text:span text:style-name="T59">implementata nella funzione </text:span><text:span text:style-name="T37">cpuDecision(...)</text:span></text:p>
      <text:p text:style-name="P26">Viene scansionato il campo di gioco <text:span text:style-name="T60">in cerca della "migliore" colonna, ovverosia la colonna che contiene il minor numero di caselle occupate da pezzi di tetramino. </text:span><text:span text:style-name="T62">Successivamente, grazie alla funzione </text:span><text:span text:style-name="T38">rand()</text:span><text:span text:style-name="T47"> vengono scelti in modo casuale tetramino e rotazione, viene controllato se sono presenti pezzi a disposizione per il tetramino dato e in caso contrario si sceglie nuovamente un tetramino casuale.</text:span></text:p>
      <text:p text:style-name="P27"><text:span text:style-name="T49">Le variabili precedenti vengono incapsulate</text:span><text:span text:style-name="T42"> nella </text:span><text:span text:style-name="T36">struct </text:span><text:span text:style-name="T42">cpu</text:span><text:span text:style-name="T48">Move</text:span><text:span text:style-name="T50">, nominata in precedenza.</text:span></text:p>
      <text:p text:style-name="P60"/>
      <text:p text:style-name="P9">GESTIONE PARTITA</text:p>
      <text:p text:style-name="P20">Prima di tentare di effettuare una mossa, viene controllato se è possibile continuare la partita analizzando la quantità di tetramini rimasti. Se non sono più presenti tetramini, il gioco <text:span text:style-name="T63">si conclude tramite la funzione</text:span><text:span text:style-name="T39"> endGame(...)</text:span><text:span text:style-name="T36"> </text:span>decretando eventualmente un vincitore. <text:span text:style-name="T64">Altrimenti, il gioco continua fino a quando una delle seguenti condizioni si verifica:</text:span></text:p>
      <text:list xml:id="list2005785930" text:style-name="L8">
        <text:list-item>
          <text:p text:style-name="P61">Il giocatore tenta di inserire un pezzo (volontariamente) al di fuori dei limiti <text:span text:style-name="T65">di altezza e/o <text:s/>larghezza </text:span>(per esempio il giocatore prova ad inserire il tetramino 'I' con rotazione default nell'ultima colonna)</text:p>
        </text:list-item>
        <text:list-item>
          <text:p text:style-name="P61">Il giocatore tenta di inserire un pezzo senza averne più a disposizione</text:p>
        </text:list-item>
        <text:list-item>
          <text:p text:style-name="P63">Non sono più presenti pezzi a disposizione <text:span text:style-name="T66">del giocatore</text:span></text:p>
        </text:list-item>
      </text:list>
      <text:p text:style-name="P5"><text:tab/></text:p>
      <text:p text:style-name="P66">PRINCIPALI DIFFICOLTÀ</text:p>
      <text:list xml:id="list228487333" text:style-name="L10">
        <text:list-item>
          <text:p text:style-name="P47">Gestione <text:span text:style-name="T36">edge case</text:span><text:span text:style-name="T42"> aggiornamento campo di gioco </text:span><text:span text:style-name="T52">in </text:span><text:span text:style-name="T40">updateGame(...)</text:span><text:span text:style-name="T42"><text:line-break/>Nel caso in cui eliminando una o più righe </text:span><text:span text:style-name="T51">il campo risulti completamente vuoto, la partita non andava avanti.</text:span></text:p>
        </text:list-item>
        <text:list-item>
          <text:p text:style-name="P48"><text:span text:style-name="T51">O</text:span><text:span text:style-name="T42">ccasionale inversione di parametri nella formula per accedere ad un </text:span><text:span text:style-name="T36">array flattened </text:span><text:span text:style-name="T42">come se fosse un array 2D<text:line-break/></text:span><text:span text:style-name="T53">In questo modo le funzioni che hanno come parametri </text:span><text:span text:style-name="T41">array flattened</text:span><text:span text:style-name="T53"> non producevano il risultato sperato, con alle volte inserimenti di pezzi non corretti oppure aggiornamento del campo di gioco parziale... </text:span></text:p>
        </text:list-item>
      </text:list>
      <text:p text:style-name="P1"><text:span text:style-name="T10"/></text:p>
      <text:p text:style-name="P1"><text:span text:style-name="T10">P</text:span><text:span text:style-name="T9">OSSIBILI MIGLIORIE</text:span></text:p>
      <text:list xml:id="list4140896333" text:style-name="L9">
        <text:list-item>
          <text:p text:style-name="P71"><text:span text:style-name="T9">Nascondere </text:span><text:span text:style-name="T11">l'implementazione</text:span><text:span text:style-name="T9"> delle </text:span><text:span text:style-name="T12">struct</text:span></text:p>
        </text:list-item>
        <text:list-item>
          <text:p text:style-name="P62">Implementare minimax per la mossa della CPU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09:43:01.990268271</meta:creation-date>
    <dc:date>2022-06-18T17:08:52.311176660</dc:date>
    <meta:editing-duration>PT8H32M44S</meta:editing-duration>
    <meta:editing-cycles>92</meta:editing-cycles>
    <meta:generator>LibreOffice/7.3.4.2$Linux_X86_64 LibreOffice_project/30$Build-2</meta:generator>
    <meta:document-statistic meta:table-count="0" meta:image-count="0" meta:object-count="0" meta:page-count="3" meta:paragraph-count="77" meta:word-count="1154" meta:character-count="7617" meta:non-whitespace-character-count="6550"/>
  </office:meta>
</office:document-meta>
</file>